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6" style:family="graphic" style:parent-style-name="standard">
      <style:graphic-properties draw:stroke="none" svg:stroke-color="#99ff66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objectwithoutfill">
      <style:graphic-properties svg:stroke-width="0.08cm" svg:stroke-color="#99ff66" draw:marker-start="Symmetric_20_Arrow" draw:marker-start-width="0.245cm" draw:marker-end="" draw:marker-end-width="0.225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99ff66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9" style:family="graphic" style:parent-style-name="standard">
      <style:graphic-properties svg:stroke-width="0.03cm" svg:stroke-color="#99ff66" draw:marker-start-width="0.4cm" draw:marker-end-width="0.4cm" draw:fill="none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99ff66" draw:marker-start-width="0.4cm" draw:marker-end-width="0.4cm" draw:fill="solid" draw:fill-color="#006600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ffffff" draw:marker-start-width="0.395cm" draw:marker-end-width="0.39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99ff66" draw:marker-start-width="0.395cm" draw:marker-end-width="0.395cm" draw:fill="solid" draw:fill-color="#00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svg:stroke-color="#99ff66" draw:marker-start-width="0.4cm" draw:marker-end-width="0.4cm" draw:fill="none" draw:fill-color="#006600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>
        <style:tab-stops/>
      </style:paragraph-properties>
      <style:text-properties fo:color="#ffffff"/>
    </style:style>
    <style:style style:name="P4" style:family="paragraph">
      <style:paragraph-properties fo:text-align="start">
        <style:tab-stops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>
        <style:tab-stops/>
      </style:paragraph-properties>
      <style:text-properties fo:color="#ffffff"/>
    </style:style>
    <style:style style:name="P6" style:family="paragraph">
      <style:paragraph-properties fo:text-align="center">
        <style:tab-stops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>
        <style:tab-stops/>
      </style:paragraph-properties>
      <style:text-properties fo:color="#99ff66"/>
    </style:style>
    <style:style style:name="P8" style:family="paragraph">
      <style:paragraph-properties fo:text-align="center">
        <style:tab-stops/>
      </style:paragraph-properties>
      <style:text-properties fo:color="#99ff66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color="#99ff66"/>
    </style:style>
    <style:style style:name="P10" style:family="paragraph">
      <style:paragraph-properties fo:text-align="center"/>
      <style:text-properties fo:color="#99ff66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99ff66" fo:font-size="6pt" fo:font-weight="bold" style:font-size-asian="6pt" style:font-weight-asian="bold" style:font-size-complex="6pt" style:font-weight-complex="bold"/>
    </style:style>
    <style:style style:name="P13" style:family="paragraph">
      <style:paragraph-properties fo:text-align="center"/>
      <style:text-properties fo:color="#99ff66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cm" svg:height="1cm" svg:x="15cm" svg:y="6cm">
          <text:p text:style-name="P1"><text:span text:style-name="T1">Sensor Module</text:span></text:p>
        </draw:rect>
        <draw:line draw:style-name="gr2" draw:text-style-name="P1" draw:layer="layout" svg:x1="8.5cm" svg:y1="7.5cm" svg:x2="14.5cm" svg:y2="7.5cm">
          <text:p/>
        </draw:line>
        <draw:rect draw:style-name="gr1" draw:text-style-name="P2" draw:layer="layout" svg:width="6cm" svg:height="3.4cm" svg:x="2cm" svg:y="5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isplay Module</text:span></text:p>
        </draw:rect>
        <draw:polyline draw:style-name="gr3" draw:text-style-name="P1" draw:layer="layout" svg:width="0.899cm" svg:height="0.799cm" svg:x="14cm" svg:y="6.5cm" svg:viewBox="0 0 900 800" draw:points="900,0 0,0 0,800">
          <text:p/>
        </draw:polyline>
        <draw:line draw:style-name="gr4" draw:text-style-name="P1" draw:layer="layout" svg:x1="3cm" svg:y1="9cm" svg:x2="3cm" svg:y2="9.9cm">
          <text:p/>
        </draw:line>
        <draw:frame draw:style-name="gr5" draw:text-style-name="P4" draw:layer="layout" svg:width="5cm" svg:height="0.6cm" svg:x="2cm" svg:y="9.9cm">
          <draw:text-box>
            <text:p text:style-name="P3"><text:span text:style-name="T2">User Inputs</text:span></text:p>
          </draw:text-box>
        </draw:frame>
        <draw:polyline draw:style-name="gr3" draw:text-style-name="P1" draw:layer="layout" svg:width="0.899cm" svg:height="1.299cm" svg:x="8.1cm" svg:y="6cm" svg:viewBox="0 0 900 1300" draw:points="0,0 900,0 900,1300">
          <text:p/>
        </draw:polyline>
        <draw:frame draw:style-name="gr5" draw:text-style-name="P6" draw:layer="layout" svg:width="5cm" svg:height="0.6cm" svg:x="8.5cm" svg:y="6.7cm">
          <draw:text-box>
            <text:p text:style-name="P5"><text:span text:style-name="T2">CAN Bus</text:span></text:p>
          </draw:text-box>
        </draw:frame>
        <draw:frame draw:style-name="gr6" draw:text-style-name="P8" draw:layer="layout" svg:width="5cm" svg:height="0.6cm" svg:x="14cm" svg:y="10.8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cm" svg:y1="11.1cm" svg:x2="14cm" svg:y2="11.1cm">
          <text:p/>
        </draw:line>
        <draw:polyline draw:style-name="gr3" draw:text-style-name="P1" draw:layer="layout" svg:width="1.499cm" svg:height="2.299cm" svg:x="13.4cm" svg:y="5cm" svg:viewBox="0 0 1500 2300" draw:points="1500,0 0,0 0,2300">
          <text:p/>
        </draw:polyline>
        <draw:polyline draw:style-name="gr3" draw:text-style-name="P1" draw:layer="layout" svg:width="0.899cm" svg:height="0.799cm" svg:x="14cm" svg:y="7.7cm" svg:viewBox="0 0 900 800" draw:points="0,0 0,800 900,800">
          <text:p/>
        </draw:polyline>
        <draw:rect draw:style-name="gr1" draw:text-style-name="P2" draw:layer="layout" svg:width="6cm" svg:height="1cm" svg:x="15cm" svg:y="8cm">
          <text:p text:style-name="P1"><text:span text:style-name="T1">Sensor Module</text:span></text:p>
        </draw:rect>
        <draw:rect draw:style-name="gr1" draw:text-style-name="P2" draw:layer="layout" svg:width="6cm" svg:height="1cm" svg:x="15cm" svg:y="4.5cm">
          <text:p text:style-name="P1"><text:span text:style-name="T1">Sensor Module</text:span></text:p>
        </draw:rect>
        <draw:rect draw:style-name="gr1" draw:text-style-name="P2" draw:layer="layout" svg:width="6cm" svg:height="1cm" svg:x="15cm" svg:y="9.5cm">
          <text:p text:style-name="P1"><text:span text:style-name="T1">Sensor Module</text:span></text:p>
        </draw:rect>
        <draw:polyline draw:style-name="gr3" draw:text-style-name="P1" draw:layer="layout" svg:width="1.499cm" svg:height="2.299cm" svg:x="13.4cm" svg:y="7.7cm" svg:viewBox="0 0 1500 2300" draw:points="1500,2300 0,2300 0,0">
          <text:p/>
        </draw:polyline>
        <draw:frame draw:style-name="gr6" draw:text-style-name="P8" draw:layer="layout" svg:width="5cm" svg:height="0.6cm" svg:x="14.1cm" svg:y="11.3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.1cm" svg:y1="11.6cm" svg:x2="14.1cm" svg:y2="11.6cm">
          <text:p/>
        </draw:line>
        <draw:frame draw:style-name="gr6" draw:text-style-name="P8" draw:layer="layout" svg:width="5cm" svg:height="0.6cm" svg:x="14.2cm" svg:y="11.8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.2cm" svg:y1="12.1cm" svg:x2="14.2cm" svg:y2="12.1cm">
          <text:p/>
        </draw:line>
        <draw:frame draw:style-name="gr6" draw:text-style-name="P8" draw:layer="layout" svg:width="5cm" svg:height="0.6cm" svg:x="14.2cm" svg:y="2.6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.2cm" svg:y1="2.9cm" svg:x2="14.2cm" svg:y2="2.9cm">
          <text:p/>
        </draw:line>
        <draw:frame draw:style-name="gr6" draw:text-style-name="P8" draw:layer="layout" svg:width="5cm" svg:height="0.6cm" svg:x="14.1cm" svg:y="3.1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.1cm" svg:y1="3.4cm" svg:x2="14.1cm" svg:y2="3.4cm">
          <text:p/>
        </draw:line>
        <draw:frame draw:style-name="gr6" draw:text-style-name="P8" draw:layer="layout" svg:width="5cm" svg:height="0.6cm" svg:x="14cm" svg:y="3.6cm">
          <draw:text-box>
            <text:p text:style-name="P7"><text:span text:style-name="T3">PID: Broadcast Value</text:span></text:p>
          </draw:text-box>
        </draw:frame>
        <draw:line draw:style-name="gr7" draw:text-style-name="P9" draw:layer="layout" svg:x1="13cm" svg:y1="3.9cm" svg:x2="14cm" svg:y2="3.9cm">
          <text:p/>
        </draw:line>
        <draw:frame draw:style-name="gr6" draw:text-style-name="P8" draw:layer="layout" svg:width="5cm" svg:height="0.6cm" svg:x="4cm" svg:y="1.4cm">
          <draw:text-box>
            <text:p text:style-name="P7"><text:span text:style-name="T3">Edit Home Screen</text:span></text:p>
          </draw:text-box>
        </draw:frame>
        <draw:line draw:style-name="gr7" draw:text-style-name="P9" draw:layer="layout" svg:x1="5.5cm" svg:y1="2.4cm" svg:x2="5.5cm" svg:y2="2cm">
          <text:p/>
        </draw:line>
        <draw:frame draw:style-name="gr6" draw:text-style-name="P8" draw:layer="layout" svg:width="7cm" svg:height="0.6cm" svg:x="2cm" svg:y="2.4cm">
          <draw:text-box>
            <text:p text:style-name="P7"><text:span text:style-name="T3">Add Widget: Bar, Dial, Text,...</text:span></text:p>
          </draw:text-box>
        </draw:frame>
        <draw:line draw:style-name="gr7" draw:text-style-name="P9" draw:layer="layout" svg:x1="5.5cm" svg:y1="3.4cm" svg:x2="5.5cm" svg:y2="3cm">
          <text:p/>
        </draw:line>
        <draw:frame draw:style-name="gr6" draw:text-style-name="P8" draw:layer="layout" svg:width="7cm" svg:height="0.6cm" svg:x="2cm" svg:y="3.4cm">
          <draw:text-box>
            <text:p text:style-name="P7"><text:span text:style-name="T3">Configure: Pos, Size, Style,...</text:span></text:p>
          </draw:text-box>
        </draw:frame>
        <draw:line draw:style-name="gr7" draw:text-style-name="P9" draw:layer="layout" svg:x1="5.5cm" svg:y1="4.4cm" svg:x2="5.5cm" svg:y2="4cm">
          <text:p/>
        </draw:line>
        <draw:frame draw:style-name="gr6" draw:text-style-name="P8" draw:layer="layout" svg:width="7cm" svg:height="0.6cm" svg:x="2cm" svg:y="4.4cm">
          <draw:text-box>
            <text:p text:style-name="P7"><text:span text:style-name="T3">Link to sensor parameter: PID</text:span></text:p>
          </draw:text-box>
        </draw:frame>
        <draw:line draw:style-name="gr7" draw:text-style-name="P9" draw:layer="layout" svg:x1="5.5cm" svg:y1="6.2cm" svg:x2="5.5cm" svg:y2="5.1cm">
          <text:p/>
        </draw:line>
        <draw:line draw:style-name="gr7" draw:text-style-name="P9" draw:layer="layout" svg:x1="4.3cm" svg:y1="1.7cm" svg:x2="3.8cm" svg:y2="1.7cm">
          <text:p/>
        </draw:line>
        <draw:frame draw:style-name="gr8" draw:text-style-name="P8" draw:layer="layout" svg:width="2cm" svg:height="0.6cm" svg:x="2cm" svg:y="1.4cm">
          <draw:text-box>
            <text:p text:style-name="P7"><text:span text:style-name="T3">Menu</text:span></text:p>
          </draw:text-box>
        </draw:frame>
        <draw:rect draw:style-name="gr9" draw:text-style-name="P10" draw:layer="layout" svg:width="0.5cm" svg:height="1.9cm" svg:x="2.3cm" svg:y="5.8cm">
          <text:p/>
        </draw:rect>
        <draw:rect draw:style-name="gr10" draw:text-style-name="P10" draw:layer="layout" svg:width="0.3cm" svg:height="0.1cm" svg:x="2.4cm" svg:y="7.5cm">
          <text:p/>
        </draw:rect>
        <draw:rect draw:style-name="gr10" draw:text-style-name="P10" draw:layer="layout" svg:width="0.3cm" svg:height="0.1cm" svg:x="2.4cm" svg:y="7.3cm">
          <text:p/>
        </draw:rect>
        <draw:rect draw:style-name="gr10" draw:text-style-name="P10" draw:layer="layout" svg:width="0.3cm" svg:height="0.1cm" svg:x="2.4cm" svg:y="7.1cm">
          <text:p/>
        </draw:rect>
        <draw:rect draw:style-name="gr10" draw:text-style-name="P10" draw:layer="layout" svg:width="0.3cm" svg:height="0.1cm" svg:x="2.4cm" svg:y="6.9cm">
          <text:p/>
        </draw:rect>
        <draw:rect draw:style-name="gr10" draw:text-style-name="P10" draw:layer="layout" svg:width="0.3cm" svg:height="0.1cm" svg:x="2.4cm" svg:y="6.7cm">
          <text:p/>
        </draw:rect>
        <draw:rect draw:style-name="gr10" draw:text-style-name="P10" draw:layer="layout" svg:width="0.3cm" svg:height="0.1cm" svg:x="2.4cm" svg:y="6.5cm">
          <text:p/>
        </draw:rect>
        <draw:rect draw:style-name="gr10" draw:text-style-name="P10" draw:layer="layout" svg:width="0.3cm" svg:height="0.1cm" svg:x="2.4cm" svg:y="6.3cm">
          <text:p/>
        </draw:rect>
        <draw:rect draw:style-name="gr9" draw:text-style-name="P10" draw:layer="layout" svg:width="0.1cm" svg:height="1.9cm" svg:x="7.6cm" svg:y="5.8cm">
          <text:p/>
        </draw:rect>
        <draw:rect draw:style-name="gr10" draw:text-style-name="P10" draw:layer="layout" svg:width="0.1cm" svg:height="1.1cm" svg:x="7.6cm" svg:y="6.6cm">
          <text:p/>
        </draw:rect>
        <draw:custom-shape draw:style-name="gr11" draw:text-style-name="P11" draw:layer="layout" svg:width="0.2cm" svg:height="0.2cm" draw:transform="rotate (0.7853981633973) translate (7.359cm 6.583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1.4cm" svg:height="1.4cm" svg:x="4.8cm" svg:y="6.5cm">
          <text:p/>
          <draw:enhanced-geometry svg:viewBox="0 0 21600 21600" draw:type="block-arc" draw:modifiers="-161.289002983504 9107.465365242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0" draw:text-style-name="P10" draw:layer="layout" svg:width="0.3cm" svg:height="0.038cm" draw:transform="rotate (-1.90136168712345) translate (5.746cm 6.456cm)">
          <text:p/>
        </draw:rect>
        <draw:rect draw:style-name="gr13" draw:text-style-name="P12" draw:layer="layout" svg:width="0.6cm" svg:height="0.3cm" svg:x="5.2cm" svg:y="7.2cm">
          <text:p text:style-name="P9"><text:span text:style-name="T4">RPM</text:span></text:p>
        </draw:rect>
        <draw:rect draw:style-name="gr13" draw:text-style-name="P13" draw:layer="layout" svg:width="1cm" svg:height="0.3cm" svg:x="5cm" svg:y="6.9cm">
          <text:p text:style-name="P9"><text:span text:style-name="T5">545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8M57S</meta:editing-duration>
    <meta:editing-cycles>29</meta:editing-cycles>
    <meta:generator>OpenOffice/4.1.1$Win32 OpenOffice.org_project/411m6$Build-9775</meta:generator>
    <dc:date>2017-04-29T10:49:45.60</dc:date>
    <dc:creator>Rene Broich</dc:creator>
    <meta:document-statistic meta:object-count="51"/>
  </office:meta>
</office:document-meta>
</file>